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3C0F2D5DB61C9CF2A56.png" manifest:media-type="image/png"/>
  <manifest:file-entry manifest:full-path="Pictures/1000000000000540000003C02BAB71A81598FB3D.png" manifest:media-type="image/png"/>
  <manifest:file-entry manifest:full-path="Pictures/1000000000000540000003C04DB30F62DF8496F2.png" manifest:media-type="image/png"/>
  <manifest:file-entry manifest:full-path="Pictures/1000000000000540000003C0018BDA81B16242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9.4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KIJ CJ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9.524cm" svg:x="1cm" svg:y="10.576cm">
          <draw:image xlink:href="Pictures/1000000000000540000003C0018BDA81B16242C2.png" xlink:type="simple" xlink:show="embed" xlink:actuate="onLoad" draw:mime-type="image/png">
            <text:p/>
          </draw:image>
        </draw:frame>
        <draw:frame draw:style-name="gr1" draw:text-style-name="P1" draw:layer="layout" svg:width="12.891cm" svg:height="9.208cm" svg:x="15.795cm" svg:y="10.882cm">
          <draw:image xlink:href="Pictures/1000000000000540000003C02BAB71A81598FB3D.png" xlink:type="simple" xlink:show="embed" xlink:actuate="onLoad" draw:mime-type="image/png">
            <text:p/>
          </draw:image>
        </draw:frame>
        <draw:frame draw:style-name="gr1" draw:text-style-name="P1" draw:layer="layout" svg:width="13.017cm" svg:height="9.297cm" svg:x="15.605cm" svg:y="1.34cm">
          <draw:image xlink:href="Pictures/1000000000000540000003C0F2D5DB61C9CF2A56.png" xlink:type="simple" xlink:show="embed" xlink:actuate="onLoad" draw:mime-type="image/png">
            <text:p/>
          </draw:image>
        </draw:frame>
        <draw:frame draw:style-name="gr1" draw:text-style-name="P1" draw:layer="layout" svg:width="13.334cm" svg:height="9.524cm" svg:x="1cm" svg:y="1.341cm">
          <draw:image xlink:href="Pictures/1000000000000540000003C04DB30F62DF8496F2.png" xlink:type="simple" xlink:show="embed" xlink:actuate="onLoad" draw:mime-type="image/png">
            <text:p/>
          </draw:image>
        </draw:frame>
        <draw:frame draw:style-name="gr2" draw:text-style-name="P3" draw:layer="layout" svg:width="28.575cm" svg:height="19.695cm" svg:x="0.365cm" svg:y="0.405cm">
          <draw:text-box>
            <text:p><text:s text:c="2"/></text:p>
            <text:p><text:s text:c="3"/>A<text:tab/><text:tab/><text:tab/><text:tab/><text:tab/><text:tab/><text:tab/><text:tab/><text:tab/><text:tab/><text:tab/> <text:s text:c="3"/>B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 text:style-name="P2"><text:span text:style-name="T1"><text:s text:c="3"/></text:span><text:span text:style-name="T1">C</text:span><text:tab/><text:tab/><text:tab/><text:tab/><text:tab/><text:tab/><text:tab/><text:tab/><text:tab/><text:tab/><text:tab/> <text:s text:c="3"/>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KIJ CJK" svg:font-family="'UKIJ CJ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KIJ CJK" style:font-family-asian="'UKIJ CJ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4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14:13:21.677840122</meta:creation-date>
    <dc:date>2021-10-13T15:54:59.284257838</dc:date>
    <meta:editing-duration>PT1H21M6S</meta:editing-duration>
    <meta:editing-cycles>2</meta:editing-cycles>
    <meta:generator>LibreOffice/7.1.5.2$Linux_X86_64 LibreOffice_project/10$Build-2</meta:generator>
    <meta:document-statistic meta:object-count="5"/>
  </office:meta>
</office:document-meta>
</file>